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0pt" style:font-size-asian="8.75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половина от А4)</text:p>
      <text:p text:style-name="P2">№ / дата (10 шрифт)<text:tab/><text:tab/><text:tab/><text:tab/><text:tab/><text:tab/><text:tab/>отдел инициатор или лицо ини. </text:p>
      <text:p text:style-name="P2"/>
      <text:p text:style-name="P3">Заголовок 12 шрифт. Жир</text:p>
      <text:p text:style-name="P3"/>
      <text:p text:style-name="P4">Times New Roman (ru) / Arial (world)</text:p>
      <text:p text:style-name="P4">Тело документа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tab/>Подписи (ФИО + должность)</text:p>
      <text:p text:style-name="P5"><text:tab/>…..</text:p>
      <text:p text:style-name="P5"><text:tab/>Дата</text:p>
      <text:p text:style-name="P4"><text:tab/><text:tab/></text:p>
      <text:p text:style-name="P4"/>
      <text:p text:style-name="P4">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ator </meta:initial-creator>
    <meta:creation-date>2011-08-09T20:59:23</meta:creation-date>
    <meta:generator>OpenOffice.org/3.2$Linux OpenOffice.org_project/320m12$Build-9483</meta:generator>
    <meta:document-statistic meta:table-count="0" meta:image-count="0" meta:object-count="0" meta:page-count="1" meta:paragraph-count="10" meta:word-count="34" meta:character-count="299"/>
    <dc:date>2011-08-09T21:03:38</dc:date>
    <dc:creator>viator </dc:creator>
    <meta:editing-duration>PT00H04M15S</meta:editing-duration>
    <meta:editing-cycles>1</meta:editing-cycles>
  </office:meta>
</office:document-meta>
</file>